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incipal" style:family="table">
      <style:table-properties style:width="28.7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incipal.A" style:family="table-column">
      <style:table-column-properties style:column-width="9.567cm" style:rel-column-width="21845*"/>
    </style:style>
    <style:style style:name="Principal.B" style:family="table-column">
      <style:table-column-properties style:column-width="7.736cm" style:rel-column-width="17664*"/>
    </style:style>
    <style:style style:name="Principal.C" style:family="table-column">
      <style:table-column-properties style:column-width="11.398cm" style:rel-column-width="26026*"/>
    </style:style>
    <style:style style:name="Principal.1" style:family="table-row">
      <style:table-row-properties fo:background-color="transparent" fo:keep-together="auto">
        <style:background-image/>
      </style:table-row-properties>
    </style:style>
    <style:style style:name="Principal.A1" style:family="table-cell">
      <style:table-cell-properties style:vertical-align="middle" fo:padding="0.049cm" fo:border-left="2pt solid #808080" fo:border-right="none" fo:border-top="2pt solid #808080" fo:border-bottom="2pt solid #808080"/>
    </style:style>
    <style:style style:name="Principal.B1" style:family="table-cell">
      <style:table-cell-properties fo:padding="0.097cm" fo:border-left="none" fo:border-right="none" fo:border-top="2pt solid #808080" fo:border-bottom="none"/>
    </style:style>
    <style:style style:name="Principal.C1" style:family="table-cell">
      <style:table-cell-properties style:vertical-align="" fo:background-color="transparent" fo:padding="0.049cm" fo:border-left="none" fo:border-right="2pt solid #808080" fo:border-top="2pt solid #808080" fo:border-bottom="none" style:writing-mode="page">
        <style:background-image/>
      </style:table-cell-properties>
    </style:style>
    <style:style style:name="Principal.B2" style:family="table-cell">
      <style:table-cell-properties fo:padding="0.049cm" fo:border-left="none" fo:border-right="none" fo:border-top="none" fo:border-bottom="2pt solid #808080"/>
    </style:style>
    <style:style style:name="Principal.C2" style:family="table-cell">
      <style:table-cell-properties fo:padding="0.049cm" fo:border-left="none" fo:border-right="2pt solid #808080" fo:border-top="none" fo:border-bottom="2pt solid #808080"/>
    </style:style>
    <style:style style:name="Records" style:family="table">
      <style:table-properties style:width="28.702cm" fo:margin-top="0cm" fo:margin-bottom="0.6cm" fo:break-before="auto" fo:break-after="auto" table:align="margins"/>
    </style:style>
    <style:style style:name="Records.A" style:family="table-column">
      <style:table-column-properties style:column-width="4.001cm" style:rel-column-width="9134*"/>
    </style:style>
    <style:style style:name="Records.B" style:family="table-column">
      <style:table-column-properties style:column-width="3.173cm" style:rel-column-width="7245*"/>
    </style:style>
    <style:style style:name="Records.C" style:family="table-column">
      <style:table-column-properties style:column-width="2.392cm" style:rel-column-width="5461*"/>
    </style:style>
    <style:style style:name="Records.D" style:family="table-column">
      <style:table-column-properties style:column-width="4.784cm" style:rel-column-width="10922*"/>
    </style:style>
    <style:style style:name="Records.G" style:family="table-column">
      <style:table-column-properties style:column-width="7.179cm" style:rel-column-width="16390*"/>
    </style:style>
    <style:style style:name="Records.A1" style:family="table-cell">
      <style:table-cell-properties style:vertical-align="middle" fo:padding="0.097cm" fo:border-left="none" fo:border-right="none" fo:border-top="0.05pt solid #000000" fo:border-bottom="none"/>
    </style:style>
    <style:style style:name="Records.A2" style:family="table-cell">
      <style:table-cell-properties style:vertical-align="middle" fo:padding="0.097cm" fo:border-left="none" fo:border-right="none" fo:border-top="none" fo:border-bottom="0.05pt solid #999999"/>
    </style:style>
    <style:style style:name="Records.A3" style:family="table-cell">
      <style:table-cell-properties style:vertical-align="middle" fo:padding="0.097cm" fo:border="none"/>
    </style:style>
    <style:style style:name="Records.A12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Table_20_Contents">
      <style:text-properties style:font-name="Liberation Sans1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fo:font-size="14pt" fo:language="zxx" fo:country="none" fo:font-weight="bold" officeooo:rsid="005242db" officeooo:paragraph-rsid="005242db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ans1" fo:font-size="13pt" fo:language="zxx" fo:country="none" fo:font-weight="bold" officeooo:rsid="001cbd64" officeooo:paragraph-rsid="001cbd64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" style:family="paragraph" style:parent-style-name="Table_20_Contents">
      <style:text-properties style:font-name="Liberation Sans1" fo:font-size="9pt" fo:font-weight="bold" officeooo:rsid="005242db" officeooo:paragraph-rsid="005242db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Liberation Sans1" fo:font-size="9pt" fo:font-weight="bold" officeooo:rsid="00556957" officeooo:paragraph-rsid="00556957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Liberation Sans1" fo:font-size="9pt" style:font-size-asian="9pt" style:font-size-complex="9pt"/>
    </style:style>
    <style:style style:name="P7" style:family="paragraph" style:parent-style-name="Table_20_Contents">
      <style:text-properties style:font-name="Liberation Sans1" fo:font-size="9pt" officeooo:rsid="005242db" officeooo:paragraph-rsid="005242db" style:font-size-asian="9pt" style:font-size-complex="9pt"/>
    </style:style>
    <style:style style:name="P8" style:family="paragraph" style:parent-style-name="Table_20_Contents">
      <style:text-properties style:font-name="Liberation Sans1" fo:font-size="9pt" officeooo:rsid="005242db" officeooo:paragraph-rsid="00556957" style:font-size-asian="9pt" style:font-size-complex="9pt"/>
    </style:style>
    <style:style style:name="P9" style:family="paragraph" style:parent-style-name="Table_20_Contents">
      <style:text-properties style:font-name="Liberation Sans1" fo:font-size="9pt" officeooo:rsid="0053c040" officeooo:paragraph-rsid="0053c040" style:font-size-asian="9pt" style:font-size-complex="9pt"/>
    </style:style>
    <style:style style:name="P10" style:family="paragraph" style:parent-style-name="Table_20_Contents">
      <style:text-properties style:font-name="Liberation Sans1" fo:font-size="9pt" officeooo:rsid="00556957" officeooo:paragraph-rsid="00556957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size="10.5pt" fo:language="zxx" fo:country="none" fo:font-weight="bold" officeooo:rsid="00277e02" officeooo:paragraph-rsid="00277e02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Liberation Sans" fo:font-size="10.5pt" fo:language="zxx" fo:country="none" fo:font-weight="bold" officeooo:rsid="003e7e2f" officeooo:paragraph-rsid="003e7e2f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3" style:family="paragraph" style:parent-style-name="Header">
      <style:text-properties style:font-name="Liberation Sans1"/>
    </style:style>
    <style:style style:name="P14" style:family="paragraph" style:parent-style-name="Footer">
      <style:paragraph-properties fo:text-align="start" style:justify-single-word="false"/>
      <style:text-properties style:font-name="Liberation Sans1" fo:font-size="9pt" officeooo:rsid="001cbd64" officeooo:paragraph-rsid="003114dd" style:font-size-asian="9pt" style:font-size-complex="9pt"/>
    </style:style>
    <style:style style:name="P15" style:family="paragraph" style:parent-style-name="Standard">
      <style:text-properties style:font-name="Liberation Sans1"/>
    </style:style>
    <style:style style:name="P16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ans" fo:font-size="10.5pt" fo:font-weight="bold" officeooo:rsid="001e2c5a" officeooo:paragraph-rsid="001e2c5a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ans" fo:font-size="10.5pt" fo:font-weight="bold" officeooo:rsid="001e2c5a" officeooo:paragraph-rsid="003114dd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margin-left="0.199cm" fo:margin-right="0cm" fo:text-indent="0cm" style:auto-text-indent="false"/>
      <style:text-properties style:font-name="Liberation Sans" fo:font-size="20pt" fo:font-weight="bold" officeooo:paragraph-rsid="003114dd" style:font-size-asian="20pt" style:font-weight-asian="bold" style:font-size-complex="20pt" style:font-weight-complex="bold"/>
    </style:style>
    <style:style style:name="T1" style:family="text">
      <style:text-properties fo:language="zxx" fo:country="none" officeooo:rsid="003114dd" style:language-asian="zxx" style:country-asian="none" style:language-complex="zxx" style:country-complex="none"/>
    </style:style>
    <style:style style:name="T2" style:family="text">
      <style:text-properties officeooo:rsid="005242db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incipal" table:style-name="Principal">
        <table:table-column table:style-name="Principal.A"/>
        <table:table-column table:style-name="Principal.B"/>
        <table:table-column table:style-name="Principal.C"/>
        <table:table-row table:style-name="Principal.1">
          <table:table-cell table:style-name="Principal.A1" table:number-rows-spanned="2" office:value-type="string">
            <text:p text:style-name="P18"/>
          </table:table-cell>
          <table:table-cell table:style-name="Principal.B1" office:value-type="string">
            <text:p text:style-name="P12">Date range:</text:p>
          </table:table-cell>
          <table:table-cell table:style-name="Principal.C1" office:value-type="string">
            <text:p text:style-name="P17"><text:placeholder text:placeholder-type="text">&lt;format_date(date_from, user.language)&gt;</text:placeholder> - <text:placeholder text:placeholder-type="text">&lt;format_date(date_to, user.language)&gt;</text:placeholder></text:p>
          </table:table-cell>
        </table:table-row>
        <table:table-row>
          <table:covered-table-cell/>
          <table:table-cell table:style-name="Principal.B2" office:value-type="string">
            <text:p text:style-name="P11">Print date:</text:p>
          </table:table-cell>
          <table:table-cell table:style-name="Principal.C2" office:value-type="string">
            <text:p text:style-name="P16"><text:placeholder text:placeholder-type="text">&lt;format_date(datetime.datetime.today(), user.language)&gt;</text:placeholder></text:p>
          </table:table-cell>
        </table:table-row>
      </table:table>
      <text:p text:style-name="P15"/>
      <text:p text:style-name="P15"><text:placeholder text:placeholder-type="text">&lt;for each="change in objects"&gt;</text:placeholder></text:p>
      <table:table table:name="Records" table:style-name="Records">
        <table:table-column table:style-name="Records.A"/>
        <table:table-column table:style-name="Records.B"/>
        <table:table-column table:style-name="Records.C"/>
        <table:table-column table:style-name="Records.D" table:number-columns-repeated="2"/>
        <table:table-column table:style-name="Records.C"/>
        <table:table-column table:style-name="Records.G"/>
        <table:table-row>
          <table:table-cell table:style-name="Records.A1" table:number-columns-spanned="3" office:value-type="string">
            <text:p text:style-name="P4">Study N° <text:placeholder text:placeholder-type="text">&lt;change.stp_code&gt;</text:placeholder></text:p>
          </table:table-cell>
          <table:covered-table-cell/>
          <table:covered-table-cell/>
          <table:table-cell table:style-name="Records.A1" table:number-columns-spanned="2" office:value-type="string">
            <text:p text:style-name="P7"><text:span text:style-name="T3">Update date:</text:span> <text:placeholder text:placeholder-type="text">&lt;change.change_date&gt;</text:placeholder></text:p>
          </table:table-cell>
          <table:covered-table-cell/>
          <table:table-cell table:style-name="Records.A1" table:number-columns-spanned="2" office:value-type="string">
            <text:p text:style-name="P7"><text:span text:style-name="T3">User:</text:span> <text:placeholder text:placeholder-type="text">&lt;change.change_user&gt;</text:placeholder></text:p>
          </table:table-cell>
          <table:covered-table-cell/>
        </table:table-row>
        <table:table-row>
          <table:table-cell table:style-name="Records.A2" table:number-columns-spanned="7" office:value-type="string">
            <text:p text:style-name="P7"><text:span text:style-name="T3">Reason:</text:span> <text:placeholder text:placeholder-type="text">&lt;change.change_reas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cords.A3" table:number-columns-spanned="6" office:value-type="string">
            <text:p text:style-name="P7"><text:span text:style-name="T3">Title:</text:span> <text:placeholder text:placeholder-type="text">&lt;change.stp_title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Records.A3" office:value-type="string">
            <text:p text:style-name="P7"><text:placeholder text:placeholder-type="text">&lt;if test="change.stp_glp"&gt;</text:placeholder>Under GLP<text:placeholder text:placeholder-type="text">&lt;/if&gt;</text:placeholder></text:p>
          </table:table-cell>
        </table:table-row>
        <table:table-row>
          <table:table-cell table:style-name="Records.A3" office:value-type="string">
            <text:p text:style-name="P4">Target:</text:p>
          </table:table-cell>
          <table:table-cell table:style-name="Records.A3" table:number-columns-spanned="6" office:value-type="string">
            <text:p text:style-name="P7"><text:placeholder text:placeholder-type="text">&lt;for each="line in change.stp_target.split('\n')"&gt;</text:placeholder></text:p>
            <text:p text:style-name="P7"><text:placeholder text:placeholder-type="text">&lt;line&gt;</text:placeholder></text:p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cords.A3" office:value-type="string">
            <text:p text:style-name="P4">Description:</text:p>
          </table:table-cell>
          <table:table-cell table:style-name="Records.A3" table:number-columns-spanned="6" office:value-type="string">
            <text:p text:style-name="P7"><text:placeholder text:placeholder-type="text">&lt;change.stp_description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cords.A3" table:number-columns-spanned="4" office:value-type="string">
            <text:p text:style-name="P7"><text:span text:style-name="T3">Product brand:</text:span> <text:placeholder text:placeholder-type="text">&lt;change.stp_product_brand&gt;</text:placeholder></text:p>
          </table:table-cell>
          <table:covered-table-cell/>
          <table:covered-table-cell/>
          <table:covered-table-cell/>
          <table:table-cell table:style-name="Records.A3" table:number-columns-spanned="2" office:value-type="string">
            <text:p text:style-name="P7"><text:span text:style-name="T3">Matrix:</text:span> <text:placeholder text:placeholder-type="text">&lt;change.stp_matrix&gt;</text:placeholder></text:p>
          </table:table-cell>
          <table:covered-table-cell/>
          <table:table-cell table:style-name="Records.A3" office:value-type="string">
            <text:p text:style-name="P6"/>
          </table:table-cell>
        </table:table-row>
        <table:table-row>
          <table:table-cell table:style-name="Records.A3" table:number-columns-spanned="4" office:value-type="string">
            <text:p text:style-name="P9"><text:span text:style-name="T3">Proposal start date:</text:span> <text:span text:style-name="T2"><text:placeholder text:placeholder-type="text">&lt;change.stp_proposal_start_date&gt;</text:placeholder></text:span></text:p>
          </table:table-cell>
          <table:covered-table-cell/>
          <table:covered-table-cell/>
          <table:covered-table-cell/>
          <table:table-cell table:style-name="Records.A3" table:number-columns-spanned="3" office:value-type="string">
            <text:p text:style-name="P9"><text:span text:style-name="T3">Proposal end date:</text:span> <text:span text:style-name="T2"><text:placeholder text:placeholder-type="text">&lt;change.stp_proposal_end_date&gt;</text:placeholder></text:span></text:p>
          </table:table-cell>
          <table:covered-table-cell/>
          <table:covered-table-cell/>
        </table:table-row>
        <table:table-row>
          <table:table-cell table:style-name="Records.A3" table:number-columns-spanned="4" office:value-type="string">
            <text:p text:style-name="P9"><text:span text:style-name="T3">Start date:</text:span> <text:span text:style-name="T2"><text:placeholder text:placeholder-type="text">&lt;format_date(change.stp_start_date, user.language) if change.stp_start_date else ''&gt;</text:placeholder></text:span></text:p>
          </table:table-cell>
          <table:covered-table-cell/>
          <table:covered-table-cell/>
          <table:covered-table-cell/>
          <table:table-cell table:style-name="Records.A3" table:number-columns-spanned="3" office:value-type="string">
            <text:p text:style-name="P9"><text:span text:style-name="T3">End date:</text:span> <text:span text:style-name="T2"><text:placeholder text:placeholder-type="text">&lt;format_date(change.stp_end_date, user.language) if change.stp_end_date else ''&gt;</text:placeholder></text:span></text:p>
          </table:table-cell>
          <table:covered-table-cell/>
          <table:covered-table-cell/>
        </table:table-row>
        <table:table-row>
          <table:table-cell table:style-name="Records.A3" office:value-type="string">
            <text:p text:style-name="P5">Test method:</text:p>
          </table:table-cell>
          <table:table-cell table:style-name="Records.A3" table:number-columns-spanned="6" office:value-type="string">
            <text:p text:style-name="P8"><text:placeholder text:placeholder-type="text">&lt;for each="line in change.stp_test_method.split('\n')"&gt;</text:placeholder></text:p>
            <text:p text:style-name="P8"><text:placeholder text:placeholder-type="text">&lt;line&gt;</text:placeholder></text:p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cords.A3" table:number-columns-spanned="2" office:value-type="string">
            <text:p text:style-name="P10"><text:span text:style-name="T3">Pattern availability:</text:span> <text:span text:style-name="T2"><text:placeholder text:placeholder-type="text">&lt;if test="change.stp_pattern_availability"&gt;</text:placeholder></text:span>Yes<text:span text:style-name="T2"><text:placeholder text:placeholder-type="text">&lt;/if&gt;</text:placeholder></text:span></text:p>
          </table:table-cell>
          <table:covered-table-cell/>
          <table:table-cell table:style-name="Records.A3" table:number-columns-spanned="2" office:value-type="string">
            <text:p text:style-name="P10"><text:span text:style-name="T3">Implementation - Validation:</text:span> <text:span text:style-name="T2"><text:placeholder text:placeholder-type="text">&lt;if test="change.stp_implementation_validation"&gt;</text:placeholder></text:span>Yes<text:span text:style-name="T2"><text:placeholder text:placeholder-type="text">&lt;/if&gt;</text:placeholder></text:span></text:p>
          </table:table-cell>
          <table:covered-table-cell/>
          <table:table-cell table:style-name="Records.A3" table:number-columns-spanned="2" office:value-type="string">
            <text:p text:style-name="P10"><text:span text:style-name="T3">Client:</text:span> <text:span text:style-name="T2"><text:placeholder text:placeholder-type="text">&lt;change.stp_sponsor&gt;</text:placeholder></text:span></text:p>
          </table:table-cell>
          <table:covered-table-cell/>
          <table:table-cell table:style-name="Records.A3" office:value-type="string">
            <text:p text:style-name="P10"><text:span text:style-name="T3">State:</text:span> <text:span text:style-name="T2"><text:placeholder text:placeholder-type="text">&lt;change.stp_state&gt;</text:placeholder></text:span></text:p>
          </table:table-cell>
        </table:table-row>
        <table:table-row>
          <table:table-cell table:style-name="Records.A3" office:value-type="string">
            <text:p text:style-name="P5">Staff involved:</text:p>
          </table:table-cell>
          <table:table-cell table:style-name="Records.A3" table:number-columns-spanned="6" office:value-type="string">
            <text:p text:style-name="P8"><text:placeholder text:placeholder-type="text">&lt;for each="prof in change.stp_laboratory_professionals"&gt;</text:placeholder></text:p>
            <text:p text:style-name="P8"><text:placeholder text:placeholder-type="text">&lt;prof.position and prof.position + ': ' or ''&gt;</text:placeholder><text:placeholder text:placeholder-type="text">&lt;prof.professional&gt;</text:placeholder></text:p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cords.A12" office:value-type="string">
            <text:p text:style-name="P5">Records:</text:p>
          </table:table-cell>
          <table:table-cell table:style-name="Records.A12" table:number-columns-spanned="6" office:value-type="string">
            <text:p text:style-name="P8"><text:placeholder text:placeholder-type="text">&lt;change.stp_record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8.702cm" table:align="margins"/>
    </style:style>
    <style:style style:name="Header.A" style:family="table-column">
      <style:table-column-properties style:column-width="6.1cm" style:rel-column-width="13926*"/>
    </style:style>
    <style:style style:name="Header.B" style:family="table-column">
      <style:table-column-properties style:column-width="16.503cm" style:rel-column-width="37681*"/>
    </style:style>
    <style:style style:name="Header.C" style:family="table-column">
      <style:table-column-properties style:column-width="6.1cm" style:rel-column-width="13928*"/>
    </style:style>
    <style:style style:name="Header.1" style:family="table-row">
      <style:table-row-properties style:min-row-height="1.63cm"/>
    </style:style>
    <style:style style:name="Header.B1" style:family="table-cell">
      <style:table-cell-properties style:vertical-align="middle"/>
    </style:style>
    <style:style style:name="MP1" style:family="paragraph" style:parent-style-name="Table_20_Contents">
      <style:text-properties style:font-name="Liberation Sans1"/>
    </style:style>
    <style:style style:name="MP2" style:family="paragraph" style:parent-style-name="Table_20_Contents">
      <style:paragraph-properties fo:text-align="center" style:justify-single-word="false"/>
      <style:text-properties style:font-name="Liberation Sans1" fo:font-size="14pt" fo:language="zxx" fo:country="none" fo:font-weight="bold" officeooo:rsid="005242db" officeooo:paragraph-rsid="005242db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Liberation Sans1" fo:font-size="13pt" fo:language="zxx" fo:country="none" fo:font-weight="bold" officeooo:rsid="001cbd64" officeooo:paragraph-rsid="001cbd64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MP4" style:family="paragraph" style:parent-style-name="Header">
      <style:text-properties style:font-name="Liberation Sans1"/>
    </style:style>
    <style:style style:name="MP5" style:family="paragraph" style:parent-style-name="Footer">
      <style:paragraph-properties fo:text-align="start" style:justify-single-word="false"/>
      <style:text-properties style:font-name="Liberation Sans1" fo:font-size="9pt" officeooo:rsid="001cbd64" officeooo:paragraph-rsid="003114dd" style:font-size-asian="9pt" style:font-size-complex="9pt"/>
    </style:style>
    <style:style style:name="MT1" style:family="text">
      <style:text-properties fo:language="zxx" fo:country="none" officeooo:rsid="003114dd" style:language-asian="zxx" style:country-asian="none" style:language-complex="zxx" style:country-complex="none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Header.1">
            <table:table-cell office:value-type="string">
              <text:p text:style-name="MP1"><draw:frame draw:style-name="Mfr1" draw:name="image: (company.logo, 'image/png', '6cm', '1.5cm')" text:anchor-type="paragraph" svg:x="0.06cm" svg:y="0.019cm" svg:width="6.001cm" draw:z-index="0"><draw:text-box fo:min-height="1.6cm"><text:p text:style-name="Frame_20_contents"/></draw:text-box></draw:frame></text:p>
            </table:table-cell>
            <table:table-cell table:style-name="Header.B1" office:value-type="string">
              <text:p text:style-name="MP2">Changelog</text:p>
            </table:table-cell>
            <table:table-cell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MT1"><text:tab/></text:span><text:tab/>Page: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1:37:06.439239042</meta:creation-date>
    <meta:editing-duration>P0D</meta:editing-duration>
    <meta:editing-cycles>1</meta:editing-cycles>
    <meta:generator>LibreOffice/4.3.3.2$Linux_x86 LibreOffice_project/430m0$Build-2</meta:generator>
    <meta:document-statistic meta:table-count="3" meta:image-count="0" meta:object-count="0" meta:page-count="1" meta:paragraph-count="40" meta:word-count="110" meta:character-count="1315" meta:non-whitespace-character-count="1243"/>
    <meta:user-defined meta:name="Info 1"/>
    <meta:user-defined meta:name="Info 2"/>
    <meta:user-defined meta:name="Info 3"/>
    <meta:user-defined meta:name="Info 4"/>
  </office:meta>
</office:document-meta>
</file>